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ee0c" officeooo:paragraph-rsid="0014ee0c"/>
    </style:style>
    <style:style style:name="P2" style:family="paragraph" style:parent-style-name="Standard">
      <style:text-properties officeooo:rsid="0014ee0c" officeooo:paragraph-rsid="001619fc"/>
    </style:style>
    <style:style style:name="P3" style:family="paragraph" style:parent-style-name="Standard">
      <style:text-properties fo:font-size="20pt" style:text-underline-style="solid" style:text-underline-width="auto" style:text-underline-color="font-color" fo:font-weight="bold" officeooo:rsid="0014ee0c" officeooo:paragraph-rsid="0014ee0c"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20pt" style:text-underline-style="solid" style:text-underline-width="auto" style:text-underline-color="font-color" fo:font-weight="bold" officeooo:rsid="0025a3fa" officeooo:paragraph-rsid="0025a3fa" style:font-size-asian="20pt" style:font-weight-asian="bold" style:font-size-complex="20pt" style:font-weight-complex="bold"/>
    </style:style>
    <style:style style:name="P5" style:family="paragraph" style:parent-style-name="Standard">
      <style:text-properties officeooo:paragraph-rsid="0016f97b"/>
    </style:style>
    <style:style style:name="P6" style:family="paragraph" style:parent-style-name="Standard">
      <style:paragraph-properties fo:margin-left="0in" fo:margin-right="0in" fo:text-indent="0in" style:auto-text-indent="true">
        <style:tab-stops/>
      </style:paragraph-properties>
      <style:text-properties officeooo:paragraph-rsid="00189f4c"/>
    </style:style>
    <style:style style:name="P7" style:family="paragraph" style:parent-style-name="Standard">
      <style:paragraph-properties fo:margin-left="0in" fo:margin-right="0in" fo:text-indent="0in" style:auto-text-indent="true"/>
      <style:text-properties officeooo:paragraph-rsid="001cec4f"/>
    </style:style>
    <style:style style:name="P8" style:family="paragraph" style:parent-style-name="Standard">
      <style:paragraph-properties fo:margin-left="0in" fo:margin-right="0in" fo:text-indent="0in" style:auto-text-indent="true"/>
      <style:text-properties officeooo:rsid="001d89e5" officeooo:paragraph-rsid="001d89e5"/>
    </style:style>
    <style:style style:name="P9" style:family="paragraph" style:parent-style-name="Standard">
      <style:paragraph-properties fo:margin-left="0in" fo:margin-right="0in" fo:text-indent="0in" style:auto-text-indent="true"/>
      <style:text-properties officeooo:rsid="0020f275" officeooo:paragraph-rsid="0023169c"/>
    </style:style>
    <style:style style:name="P10" style:family="paragraph" style:parent-style-name="Standard">
      <style:paragraph-properties fo:margin-left="0in" fo:margin-right="0in" fo:text-indent="0in" style:auto-text-indent="true"/>
      <style:text-properties officeooo:rsid="0023169c" officeooo:paragraph-rsid="0024611f"/>
    </style:style>
    <style:style style:name="P11" style:family="paragraph" style:parent-style-name="Standard">
      <style:paragraph-properties fo:margin-left="0in" fo:margin-right="0in" fo:text-indent="0in" style:auto-text-indent="true"/>
      <style:text-properties officeooo:rsid="0024611f" officeooo:paragraph-rsid="0024611f"/>
    </style:style>
    <style:style style:name="P12" style:family="paragraph" style:parent-style-name="Standard">
      <style:paragraph-properties fo:margin-left="0in" fo:margin-right="0in" fo:text-indent="0in" style:auto-text-indent="true"/>
      <style:text-properties fo:font-size="12pt" officeooo:rsid="001f4f9a" officeooo:paragraph-rsid="001f4f9a" style:font-size-asian="12pt" style:font-size-complex="12pt"/>
    </style:style>
    <style:style style:name="P13" style:family="paragraph" style:parent-style-name="Standard">
      <style:paragraph-properties fo:margin-left="0in" fo:margin-right="0in" fo:text-indent="0in" style:auto-text-indent="true"/>
      <style:text-properties fo:font-size="12pt" officeooo:rsid="0020f275" officeooo:paragraph-rsid="0020f275" style:font-size-asian="12pt" style:font-size-complex="12pt"/>
    </style:style>
    <style:style style:name="P14" style:family="paragraph" style:parent-style-name="Standard">
      <style:text-properties officeooo:rsid="0014ee0c" officeooo:paragraph-rsid="00266dd6"/>
    </style:style>
    <style:style style:name="T1" style:family="text">
      <style:text-properties officeooo:rsid="001619fc"/>
    </style:style>
    <style:style style:name="T2" style:family="text">
      <style:text-properties officeooo:rsid="0016b478"/>
    </style:style>
    <style:style style:name="T3" style:family="text">
      <style:text-properties officeooo:rsid="0016c5cb"/>
    </style:style>
    <style:style style:name="T4" style:family="text">
      <style:text-properties officeooo:rsid="0016f97b"/>
    </style:style>
    <style:style style:name="T5" style:family="text">
      <style:text-properties officeooo:rsid="00189f4c"/>
    </style:style>
    <style:style style:name="T6" style:family="text">
      <style:text-properties officeooo:rsid="001a60a9"/>
    </style:style>
    <style:style style:name="T7" style:family="text">
      <style:text-properties fo:font-size="12pt" style:font-size-asian="12pt" style:font-size-complex="12pt"/>
    </style:style>
    <style:style style:name="T8" style:family="text">
      <style:text-properties fo:font-size="12pt" officeooo:rsid="001a60a9" style:font-size-asian="12pt" style:font-size-complex="12pt"/>
    </style:style>
    <style:style style:name="T9" style:family="text">
      <style:text-properties fo:font-size="12pt" officeooo:rsid="001cec4f" style:font-size-asian="12pt" style:font-size-complex="12pt"/>
    </style:style>
    <style:style style:name="T10" style:family="text">
      <style:text-properties fo:font-size="12pt" officeooo:rsid="001d89e5" style:font-size-asian="12pt" style:font-size-complex="12pt"/>
    </style:style>
    <style:style style:name="T11" style:family="text">
      <style:text-properties fo:font-size="12pt" officeooo:rsid="00189f4c" style:font-size-asian="12pt" style:font-size-complex="12pt"/>
    </style:style>
    <style:style style:name="T12" style:family="text">
      <style:text-properties fo:font-size="12pt" officeooo:rsid="001f4f9a" style:font-size-asian="12pt" style:font-size-complex="12pt"/>
    </style:style>
    <style:style style:name="T13" style:family="text">
      <style:text-properties fo:font-size="12pt" officeooo:rsid="0023169c" style:font-size-asian="12pt" style:font-size-complex="12pt"/>
    </style:style>
    <style:style style:name="T14" style:family="text">
      <style:text-properties fo:font-size="12pt" officeooo:rsid="0024611f" style:font-size-asian="12pt" style:font-size-complex="12pt"/>
    </style:style>
    <style:style style:name="T15" style:family="text">
      <style:text-properties fo:font-size="12pt" fo:language="en" fo:country="US" style:font-size-asian="12pt" style:font-size-complex="12pt"/>
    </style:style>
    <style:style style:name="T16" style:family="text">
      <style:text-properties officeooo:rsid="00266dd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Xαρακτηριστικά του συστήματος</text:p>
      <text:p text:style-name="P2"><text:span text:style-name="T3">Ε</text:span>πεξεργαστής :<text:tab/><text:tab/><text:tab/><text:span text:style-name="T1">Intel(R) Core(TM) i5 CPU <text:s text:c="6"/>K 655 <text:s/>@ 3.20GHz</text:span></text:p>
      <text:p text:style-name="P1"><text:span text:style-name="T3">Μ</text:span>νήμη :<text:tab/><text:tab/><text:tab/><text:tab/></text:p>
      <text:p text:style-name="P1"><text:span text:style-name="T3">Έ</text:span>κδοση λειτουργικού :<text:tab/><text:span text:style-name="T2">Linux Mint 17.3</text:span></text:p>
      <text:p text:style-name="P2"><text:span text:style-name="T3">Έ</text:span>κδοση πυρήνα :<text:tab/><text:tab/><text:span text:style-name="T1">Linux version 3.19.0-32-generic (buildd@lgw01-43) (gcc version 4.8.2 (Ubuntu 4.8.2-19ubuntu1) ) #37~14.04.1-Ubuntu SMP Thu Oct 22 09:41:40 UTC 2015</text:span></text:p>
      <text:p text:style-name="P1"><text:span text:style-name="T3">Μ</text:span>εταγλωττιστής :<text:tab/><text:tab/><text:span text:style-name="T1">icc</text:span></text:p>
      <text:p text:style-name="P14"><text:span text:style-name="T3">Έ</text:span>κδοσ<text:span text:style-name="T4">η</text:span> μεταγλωττιστή :<text:span text:style-name="T16">version 16.0.2 (gcc version 4.8.0 compatibility)</text:span><text:tab/></text:p>
      <text:p text:style-name="P5"/>
      <text:p text:style-name="P4">Report</text:p>
      <text:p text:style-name="P6">Ο αρχικ<text:span text:style-name="T4">ό</text:span>ς αλγ<text:span text:style-name="T4">ό</text:span>ριθμος <text:span text:style-name="T4">έ</text:span>χει μ<text:span text:style-name="T4">έ</text:span>σο χρ<text:span text:style-name="T4">ό</text:span>νο εκτ<text:span text:style-name="T4">έ</text:span>λεσης, <text:span text:style-name="T5">χωρίς την εφαρμογή αυτόματων βελτιστοποιήσεων από την πλευρά του μεταγλωττιστή</text:span> ( <text:span text:style-name="T5">5.5</text:span> ) ,<text:span text:style-name="T5">ενώ όταν έχουν εφαρμοστεί αυτόματες βελτιστοποιήσεις με στόχο την ταχύτητα ( 1.4054177778 ). Η </text:span>τυπικ<text:span text:style-name="T4">ή</text:span> απ<text:span text:style-name="T4">ό</text:span>κλιση <text:span text:style-name="T5">στην πρώτη περίπτωση ειναι </text:span>( <text:span text:style-name="T5">2.8722813233</text:span> ), <text:span text:style-name="T5">ενώ στην δεύτερη ειναι ( 0.0101345216 )</text:span>. <text:span text:style-name="T6">Αρχικά παρατηρούμε οτι η διαφορά μεταξύ των δυο μέσων χρόνων και των τυπικων αποκλίσεων ειναι αρκετα μεγάλη.</text:span></text:p>
      <text:p text:style-name="P7"><text:span text:style-name="T7">Στο πρ</text:span><text:span text:style-name="T8">ώ</text:span><text:span text:style-name="T7">το </text:span><text:span text:style-name="T15">test</text:span><text:span text:style-name="T7"> εφαρμ</text:span><text:span text:style-name="T8">ό</text:span><text:span text:style-name="T7">σαμε </text:span><text:span text:style-name="T8">Loop Interchange (Εναλλαγή βρόγχων) στις γραμμές 107-108, δηλαδή αλλάξαμε τη σειρά των δύο εμφολευμένων loop.</text:span><text:span text:style-name="T7"> </text:span><text:span text:style-name="T8">Π</text:span><text:span text:style-name="T7">αρατηρ</text:span><text:span text:style-name="T8">ή</text:span><text:span text:style-name="T7">σαμε μια σημαντικ</text:span><text:span text:style-name="T8">ή</text:span><text:span text:style-name="T7"> </text:span><text:span text:style-name="T8">βελτίωση</text:span><text:span text:style-name="T7"> του χρ</text:span><text:span text:style-name="T8">ό</text:span><text:span text:style-name="T7">νου εκτ</text:span><text:span text:style-name="T8">έ</text:span><text:span text:style-name="T7">λεσης του αλγορ</text:span><text:span text:style-name="T8">ί</text:span><text:span text:style-name="T7">θμου </text:span><text:span text:style-name="T8">και στις δύο περιπτώσεις </text:span><text:span text:style-name="T7">(</text:span><text:span text:style-name="T8">με -Ο0: </text:span><text:span text:style-name="T7"><text:s/></text:span><text:span text:style-name="T8">3.338418 και με -fast: 0.116825 </text:span><text:span text:style-name="T7">). </text:span><text:span text:style-name="T8">Επίσης και </text:span><text:span text:style-name="T7">η τυπικ</text:span><text:span text:style-name="T8">ή</text:span><text:span text:style-name="T7"> απ</text:span><text:span text:style-name="T8">ό</text:span><text:span text:style-name="T7">κλιση </text:span><text:span text:style-name="T8">μειώθηκε δραστικά</text:span><text:span text:style-name="T7"> (</text:span><text:span text:style-name="T8">με -O0: </text:span><text:span text:style-name="T7"><text:s/></text:span><text:span text:style-name="T8">0.010544019 και με -fast: 0.0020058271 </text:span><text:span text:style-name="T7">). </text:span><text:span text:style-name="T9">Η βελτίωση που σημειώθηκε </text:span><text:span text:style-name="T10">στους χρόνους </text:span><text:span text:style-name="T9">είναι αρκετά σημαντική, ίσως και η πιο σημαντική σε όλο το πείραμα (Βελτίωση : 5.5 - <text:s/>3.338418 = <text:s/>2,161582 sec στην πρώτη περίπτωση και <text:s/>1.4054177778 - <text:s/>0.116825 = 1,288592778 sec στην δεύτερη). </text:span><text:span text:style-name="T10">Αξίζει να σημειώσουμε τη βελτίωση της τυπικής απόκλισης κυρίως στην πρώτη περίπτωση(όπως φένετε και στο διάγραμμα), αλλά και στη δεύτερη φυσικά.</text:span></text:p>
      <text:p text:style-name="P8"><text:span text:style-name="T7">Στη συνέχεια δοκιμάσαμε να κάνουμε Loop Unrolling στις γραμμές 111-112(δηλαδή στο πρώτο loop) κατά 3,5,7,9,13,15 όμως παρατηρήθηκε αύξηση του χρόνου εκτέλεσης του προγράμματος μας στην περίπτωση (με -Ο0), ενώ στην περίπτωση που </text:span><text:span text:style-name="T11">έχουν εφαρμοστεί αυτόματες βελτιστοποιήσεις </text:span><text:span text:style-name="T7">(-fast)</text:span><text:span text:style-name="T11"> </text:span><text:span text:style-name="T7">σημειώθηκε μια πολύ μικρή μείωση του χρόνου. </text:span><text:span text:style-name="T12">Για αυτό το λόγο δεν έκρινα οφέλιμο να κρατήσω αυτό το πείραμα.</text:span></text:p>
      <text:p text:style-name="P12">Στο δεύτερο και τρίτο <text:s/>test εφαρμόσαμε Loop Unrolling στη γραμμή <text:s/>127 κατά 5 και 7 φορές. Είδαμε μία μικρή βελτίωση στους μέσους χρόνους και στις τυπικές αποκλίσεις, όπως φένεται και στο σχετικό σχεδιάγραμμα, αν και οχι ενθαρυντικά καλή βελτίωση.</text:p>
      <text:p text:style-name="P12">Στο τέταρτο και πέμπτο test εφαρμόσαμε πάλι Loop Unrolling στη γραμμη 45 κατά 3 και 9 φορές. Την πρώτη φορά κάναμε unroll όλο το εμφολευμένο loop και την δεύτερη φορά κάναμε unroll το loop που απέμεινε, έτσι εξαλείψαμε και τα δύο αρχικά loop. Στα συγκεκριμένα test παρατηρήσαμε μία σχετικά μεγάλη βελτίωση στους μέσους χρόνους, ειδικά όταν πλέον είχαν εξαλειφεί <text:s/>και τα 2 loop. Βέβαια παρατηρήθηκε μία μικρή αύξηση στις τυπικές αποκλίσεις, κυρίως οταν δεν χρησιμοποιήθηκαν οι αυτόματες βελτιστοποιήσεις.</text:p>
      <text:p text:style-name="P13">Στο έκτο test εφαρμόσαμε Function Inlining στην συνάρτηση convolution2D, δηλαδή αντικαταστήθηκε ολόκληρη η convolution2D όπου χρησιμοποιούνταν μέσα στην main και την καταργήσαμε. Και σε αυτό το πείραμα παρατηρήθηκε μια βελτίωση στους μέσους χρόνους και επιπλέον ίδαμε και μία βελτίωση στις τυπικές αποκλίσεις, όπως φένεται στα σχετικά διαγράμματα.</text:p>
      <text:p text:style-name="P9"><text:span text:style-name="T7">Στο έβδομο test </text:span><text:span text:style-name="T13">εφαρμόσαμε Loop Invariant code motion στις γραμμές 135-147, δηλαδή αντικαταστήσαμε το temp = i*SIZE και βγάλαμε τον υπολογισμό εκτος loop, εφόσον χρειαζόταν να υπολογιστεί μονο μία φορά. Είδαμε και εδώ μια βελτίωση και στους μέσους χρόνους και στις τυπικές αποκλίσεις, όπως βλέπουμε και στα σχετικα διαγράμματα.</text:span></text:p>
      <text:p text:style-name="P10"><text:span text:style-name="T7">Στο όγδοο και ένατο πείραμα εφαρμόσαμε πάλι Loop Invariant code motion στις γραμμές </text:span><text:span text:style-name="T14">124-126 και 101-119. Βασικά στο όγδοο πείραμα αντικαταστήσαμε το temp = i*SIZE, και στο ένατο όλα τα input (πχ input[t1 + j] με t1 = (i + -1)*SIZE – 1;, το οποίο βγήκε εκτός loop). Στο όγδοο πείραμα παρατηρήθηκε μία μικρή βελτίωση στους χρονους και στις τυπικές αποκλίσεις, ενώ στο </text:span><text:soft-page-break/><text:span text:style-name="T14">ένατο πείραμα η βελτίωση ήταν αρκετά πιο σημντική, όπως διαφένεται στο διάγραμμμα.</text:span></text:p>
      <text:p text:style-name="P11"><text:span text:style-name="T14">Σ</text:span><text:span text:style-name="T7">το δέκατο πείραμα εφαρμόσαμε Strength Reduction, ουσιαστικά αντικαταστήσαμε όλες τις συναρτήσεις υπολογισμού δύναμης του 2 με απλούς πολλαπλασιασμούς (γραμμές 130, 146-158). Σε αυτό το πείραμα η βελτίωση του μέσου χρόνου εκτέλεσης του προγραμματος μειώθηκε αρκετά ικανοποιητικά, περισσότερο από 50%. Οι τυπική απόκλιση στην περίπτωση με -Ο0 μειώθηκε και αυτή στο μισό, ενω στην δεύτερη περίπτωση με -fast αυξήθηκε κατά ελάχιστα, όμως σε σημείο κατα την γνώμη μου ανεκτό.</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orge </meta:initial-creator>
    <meta:creation-date>2016-03-15T20:03:40.581756113</meta:creation-date>
    <dc:date>2016-03-18T01:01:19.337335787</dc:date>
    <dc:creator>George </dc:creator>
    <meta:editing-duration>PT1H56M2S</meta:editing-duration>
    <meta:editing-cycles>17</meta:editing-cycles>
    <meta:generator>LibreOffice/5.0.3.2$Linux_X86_64 LibreOffice_project/00m0$Build-2</meta:generator>
    <meta:document-statistic meta:table-count="0" meta:image-count="0" meta:object-count="0" meta:page-count="2" meta:paragraph-count="17" meta:word-count="646" meta:character-count="4330" meta:non-whitespace-character-count="3675"/>
  </office:meta>
</office:document-meta>
</file>